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9000004DD119873D20C230E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028in" draw:z-index="0"><draw:image xlink:href="Pictures/1000000100000679000004DD119873D20C230E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32:00.172000000</dc:date>
    <meta:editing-duration>PT9M</meta:editing-duration>
    <meta:editing-cycles>12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